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  <text:p>- Get extra readings from FirstClas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  <text:p>- Done response paper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5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5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6:33.401856008</dc:date>
    <meta:editing-duration>PT18H20M51S</meta:editing-duration>
    <meta:editing-cycles>56</meta:editing-cycles>
    <meta:document-statistic meta:table-count="1" meta:cell-count="153" meta:object-count="0"/>
  </office:meta>
</office:document-meta>
</file>